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4F8000058EF000049529DBD4D42.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7">
      <style:text-properties fo:font-weight="bold" style:font-weight-asian="bold" style:font-weight-complex="bold"/>
    </style:style>
    <style:style style:name="P19" style:family="paragraph" style:parent-style-name="Heading_20_1">
      <style:paragraph-properties fo:break-before="page"/>
    </style:style>
    <style:style style:name="P20" style:family="paragraph" style:parent-style-name="Otsikko_20__28_numeroimaton_29_" style:master-page-name="First_20_Page">
      <style:paragraph-properties style:page-number="auto"/>
      <style:text-properties fo:language="fi" fo:country="FI"/>
    </style:style>
    <style:style style:name="P21" style:family="paragraph" style:parent-style-name="Sisennetty_20_teksti" style:list-style-name="L2"/>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start" fo:text-indent="0cm"/>
    </style:style>
    <style:style style:name="P2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20%" fo:text-align="start" fo:text-indent="0cm"/>
    </style:style>
    <style:style style:name="P26"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61cm" fo:padding-top="0.141cm" fo:padding-bottom="0.141cm" fo:padding-left="0.141cm" fo:padding-right="0.141cm" draw:shadow="hidden" draw:shadow-offset-x="0.199cm" draw:shadow-offset-y="0.199cm" draw:shadow-color="#808080" style:run-through="foreground"/>
    </style:style>
    <style:style style:name="gr11" style:family="graphic">
      <style:graphic-properties draw:stroke="dash" draw:stroke-dash="Line_20_with_20_Fine_20_Dots" svg:stroke-width="0.041cm" svg:stroke-color="#ff00ff" draw:marker-start="" draw:marker-start-width="0.259cm" draw:marker-start-center="false" draw:marker-end="" draw:marker-end-width="0.259cm" draw:marker-end-center="false" draw:fill="none" draw:fill-color="#cfe7f5"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dash" draw:stroke-dash="Line_20_with_20_Fine_20_Dots" svg:stroke-width="0.041cm" svg:stroke-color="#999999" draw:marker-start="" draw:marker-start-width="0.259cm" draw:marker-start-center="false" draw:marker-end="" draw:marker-end-width="0.259cm" draw:marker-end-center="false" draw:fill="none" draw:fill-color="#cfe7f5" draw:textarea-horizontal-align="justify" draw:textarea-vertical-align="middle" fo:padding-top="0.145cm" fo:padding-bottom="0.145cm" fo:padding-left="0.27cm" fo:padding-right="0.27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1423456966866493834" text:style-name="WW8StyleNum">
        <text:list-header>
          <text:p text:style-name="P20"/>
        </text:list-header>
      </text:list>
      <text:p text:style-name="P2"/>
      <text:p text:style-name="P2"/>
      <text:p text:style-name="P2"/>
      <text:p text:style-name="P2"/>
      <text:p text:style-name="P2"/>
      <text:p text:style-name="P2"/>
      <text:list xml:id="list28463870"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5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2</text:modification-date></text:span></text:p>
          </table:table-cell>
        </table:table-row>
      </table:table>
      <text:list xml:id="list28451604"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2844790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text:tab/>6</text:p>
          <text:p text:style-name="P10">1.6 <text:s text:c="2"/>Structure of the Document<text:tab/>6</text:p>
          <text:p text:style-name="P9">2. <text:s text:c="2"/>General Description<text:tab/>7</text:p>
          <text:p text:style-name="P10">2.1 <text:s text:c="2"/>Product Perspective<text:tab/>7</text:p>
          <text:p text:style-name="P11">2.1.1 <text:s text:c="2"/>Existing System<text:tab/>7</text:p>
          <text:p text:style-name="P11">2.1.2 <text:s text:c="2"/>Proposed System<text:tab/>7</text:p>
          <text:p text:style-name="P10">2.2 <text:s text:c="2"/>Product Functions<text:tab/>7</text:p>
          <text:p text:style-name="P10">2.3 <text:s text:c="2"/>User Characteristics<text:tab/>7</text:p>
          <text:p text:style-name="P10">2.4 <text:s text:c="2"/>General Constraints<text:tab/>8</text:p>
          <text:p text:style-name="P10">2.5 <text:s text:c="2"/>Assumptions and Dependencies<text:tab/>8</text:p>
          <text:p text:style-name="P9">3. <text:s text:c="2"/>Data and Databases<text:tab/>9</text:p>
          <text:p text:style-name="P10">3.1 <text:s text:c="2"/>Contents of Information<text:tab/>9</text:p>
          <text:p text:style-name="P10">3.2 <text:s text:c="2"/>Intensity of Use<text:tab/>9</text:p>
          <text:p text:style-name="P10">3.3 <text:s text:c="2"/>Capacity<text:tab/>9</text:p>
          <text:p text:style-name="P10">3.4 <text:s text:c="2"/>Files and Configuration Files<text:tab/>9</text:p>
          <text:p text:style-name="P9">4. <text:s text:c="2"/>User Interface and Features<text:tab/>10</text:p>
          <text:p text:style-name="P10">4.1 <text:s text:c="2"/>User Interface<text:tab/>10</text:p>
          <text:p text:style-name="P11">4.1.1 <text:s text:c="2"/>Scenarios, Exceptions and Other Information<text:tab/>10</text:p>
          <text:p text:style-name="P11">4.1.2 <text:s text:c="2"/>Structural Design of Displays, Views and Dialogs<text:tab/>10</text:p>
          <text:p text:style-name="P10">4.2 <text:s text:c="2"/>Features<text:tab/>11</text:p>
          <text:p text:style-name="P11">4.2.1 <text:s text:c="2"/>Choosing Source Directories<text:tab/>11</text:p>
          <text:p text:style-name="P11">4.2.2 <text:s text:c="2"/>Running Dependency Analysis<text:tab/>11</text:p>
          <text:p text:style-name="P11">4.2.3 <text:s text:c="2"/>Manual Connections<text:tab/>12</text:p>
          <text:p text:style-name="P11">4.2.4 <text:s text:c="2"/>Editing Existing Connections<text:tab/>12</text:p>
          <text:p text:style-name="P11">4.2.5 <text:s text:c="2"/>Filtering Connections<text:tab/>12</text:p>
          <text:p text:style-name="P11">4.2.6 <text:s text:c="2"/>External Dependencies<text:tab/>13</text:p>
          <text:p text:style-name="P11">4.2.7 <text:s text:c="2"/>Settings<text:tab/>13</text:p>
          <text:p text:style-name="P9">5. <text:s text:c="2"/>Interfaces<text:tab/>14</text:p>
          <text:p text:style-name="P10"><text:soft-page-break/>5.1 <text:s text:c="2"/>Hardware Interfaces<text:tab/>14</text:p>
          <text:p text:style-name="P10">5.2 <text:s text:c="2"/>Software Interfaces<text:tab/>14</text:p>
          <text:p text:style-name="P10">5.3 <text:s text:c="2"/>Communications Interfaces<text:tab/>14</text:p>
          <text:p text:style-name="P9">6. <text:s text:c="2"/>Other Requirements<text:tab/>15</text:p>
          <text:p text:style-name="P10">6.1 <text:s text:c="2"/>Performance and Response Times<text:tab/>15</text:p>
          <text:p text:style-name="P10">6.2 <text:s text:c="2"/>Security, Recovery and Usability<text:tab/>15</text:p>
          <text:p text:style-name="P10">6.3 <text:s text:c="2"/>Maintainability<text:tab/>15</text:p>
          <text:p text:style-name="P10">6.4 <text:s text:c="2"/>Transferability and Portability<text:tab/>16</text:p>
          <text:p text:style-name="P10">6.5 <text:s text:c="2"/>Operator's Task Requirements<text:tab/>16</text:p>
          <text:p text:style-name="P9">7. <text:s text:c="2"/>Design Constraints<text:tab/>17</text:p>
          <text:p text:style-name="P10">7.1 <text:s text:c="2"/>Standards<text:tab/>17</text:p>
          <text:p text:style-name="P10">7.2 <text:s text:c="2"/>Hardware Constraints<text:tab/>17</text:p>
          <text:p text:style-name="P10">7.3 <text:s text:c="2"/>Software Constraints<text:tab/>17</text:p>
          <text:p text:style-name="P10">7.4 <text:s text:c="2"/>Other Constraints<text:tab/>17</text:p>
          <text:p text:style-name="P9">8. <text:s text:c="2"/>Rejected Ideas<text:tab/>18</text:p>
          <text:p text:style-name="P9">9. <text:s text:c="2"/>Ideas for Further Development<text:tab/>19</text:p>
          <text:p text:style-name="P9">10. <text:s text:c="2"/>Open Issues<text:tab/>20</text:p>
        </text:index-body>
      </text:table-of-content>
      <text:p text:style-name="P3"/>
      <text:p text:style-name="P2"/>
      <text:p text:style-name="Text_20_body"><text:tab/></text:p>
      <text:h text:style-name="P19" text:outline-level="1" text:restart-numbering="true" text:start-value="1"><text:bookmark-start text:name="__RefNumPara__2239_1237134914"/><text:s/><text:tab/>Introduction<text:bookmark-end text:name="__RefNumPara__2239_1237134914"/></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1964992990921999712"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030198926509941381" text:style-name="L2">
        <text:list-item>
          <text:p text:style-name="P21"><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5744795289442279069" text:style-name="L3">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8482581555079009621" text:style-name="L4">
        <text:list-item>
          <text:p text:style-name="P14">Adding and removing source directories.</text:p>
        </text:list-item>
        <text:list-item>
          <text:p text:style-name="P14">Running the dependency analysis.</text:p>
        </text:list-item>
        <text:list-item>
          <text:p text:style-name="P14">Adding, removing and editing manual dependencies.</text:p>
        </text:list-item>
        <text:list-item>
          <text:p text:style-name="P14">Viewing the dependency graph with various different filter settings.</text:p>
        </text:list-item>
        <text:list-item>
          <text:p text:style-name="P14">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etiz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the limit is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dependency].</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4370538876762576964" text:style-name="L5">
        <text:list-item>
          <text:p text:style-name="P15"><text:span text:style-name="T4">Status</text:span> illustrates the confidence status of the file or folder</text:p>
        </text:list-item>
        <text:list-item>
          <text:p text:style-name="P15"><text:span text:style-name="T4">Path</text:span> describes the name of the file or folder</text:p>
        </text:list-item>
        <text:list-item>
          <text:p text:style-name="P15"><text:span text:style-name="T4">Filesets</text:span> list all fileset that contain the file or in case of a folder, whether all files in that folder are in the exactly same fileset</text:p>
        </text:list-item>
        <text:list-item>
          <text:p text:style-name="P15"><text:span text:style-name="T2">Arrow</text:span> illustrates the column for creating manual connections</text:p>
        </text:list-item>
        <text:list-item>
          <text:p text:style-name="P15"><text:span text:style-name="T4">Dependencies</text:span> visualizes all dependencies between the files</text:p>
        </text:list-item>
        <text:list-item>
          <text:p text:style-name="P15"><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3" draw:name="graphics1" text:anchor-type="paragraph" svg:width="11.996cm" svg:height="9.888cm" draw:z-index="1"><draw:image xlink:href="Pictures/200004F8000058EF000049529DBD4D42.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h text:style-name="Heading_20_3" text:outline-level="3"><text:soft-page-break/><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draw:frame draw:style-name="fr2" draw:name="Frame2" text:anchor-type="paragraph" svg:x="2.503cm" svg:y="0.422cm" svg:width="9.013cm" draw:z-index="2"><draw:text-box fo:min-height="8.513cm"><text:p text:style-name="Figure"><draw:g text:anchor-type="paragraph" draw:z-index="3" draw:style-name="gr1"><draw:polyline draw:style-name="gr2" draw:text-style-name="P22" svg:width="8.999cm" svg:height="8.499cm" svg:x="0.006cm" svg:y="0cm" svg:viewBox="0 0 9000 8500" draw:points="0,8500 9000,8500 9000,0 0,0 0,8500"><text:p/></draw:polyline><draw:g draw:style-name="gr3"><draw:polygon draw:style-name="gr4" draw:text-style-name="P22" svg:width="3.399cm" svg:height="5.148cm" svg:x="0.882cm" svg:y="1.251cm" svg:viewBox="0 0 3400 5149" draw:points="0,5149 3400,5149 3400,0 0,0"><text:p/></draw:polygon><draw:polyline draw:style-name="gr2" draw:text-style-name="P22" svg:width="3.399cm" svg:height="5.148cm" svg:x="0.882cm" svg:y="1.251cm" svg:viewBox="0 0 3400 5149" draw:points="0,5149 3400,5149 3400,0 0,0 0,5149"><text:p/></draw:polyline></draw:g><draw:frame draw:style-name="gr5" draw:text-style-name="P24" svg:width="3.67cm" svg:height="0.802cm" svg:x="0.906cm" svg:y="0.4cm"><draw:text-box><text:p text:style-name="P23"><text:span text:style-name="T5">Directories</text:span></text:p></draw:text-box></draw:frame><draw:frame draw:style-name="gr6" draw:text-style-name="P26" svg:width="3.301cm" svg:height="0.959cm" svg:x="0.965cm" svg:y="1.49cm"><draw:text-box><text:p text:style-name="P25"><text:span text:style-name="T5">source</text:span></text:p></draw:text-box></draw:frame><draw:frame draw:style-name="gr7" draw:text-style-name="P26" svg:width="3.2cm" svg:height="0.959cm" svg:x="0.883cm" svg:y="2.21cm"><draw:text-box><text:p text:style-name="P25"><text:span text:style-name="T5">documentation</text:span></text:p></draw:text-box></draw:frame><draw:frame draw:style-name="gr8" draw:text-style-name="P26" svg:width="3.2cm" svg:height="0.957cm" svg:x="0.883cm" svg:y="2.928cm"><draw:text-box><text:p text:style-name="P25"><text:span text:style-name="T5">other/source</text:span></text:p></draw:text-box></draw:frame><draw:polyline draw:style-name="gr2" draw:text-style-name="P22" svg:width="3.42cm" svg:height="1.038cm" svg:x="0.704cm" svg:y="6.961cm" svg:viewBox="0 0 3421 1039" draw:points="0,1039 3421,1039 3421,0 0,0 0,1039"><text:p/></draw:polyline><draw:polyline draw:style-name="gr2" draw:text-style-name="P22" svg:width="3.42cm" svg:height="1.038cm" svg:x="4.826cm" svg:y="6.922cm" svg:viewBox="0 0 3421 1039" draw:points="0,1039 3421,1039 3421,0 0,0 0,1039"><text:p/></draw:polyline><draw:frame draw:style-name="gr5" draw:text-style-name="P24" svg:width="1.269cm" svg:height="0.802cm" svg:x="1.758cm" svg:y="7.061cm"><draw:text-box><text:p text:style-name="P23"><text:span text:style-name="T5">Ok</text:span></text:p></draw:text-box></draw:frame><draw:frame draw:style-name="gr5" draw:text-style-name="P24" svg:width="1.9cm" svg:height="0.802cm" svg:x="5.627cm" svg:y="7.061cm"><draw:text-box><text:p text:style-name="P23"><text:span text:style-name="T5">Cancel</text:span></text:p></draw:text-box></draw:frame><draw:polyline draw:style-name="gr2" draw:text-style-name="P22" svg:width="3.42cm" svg:height="1.038cm" svg:x="4.603cm" svg:y="2.361cm" svg:viewBox="0 0 3421 1039" draw:points="0,1039 3421,1039 3421,0 0,0 0,1039"><text:p/></draw:polyline><draw:frame draw:style-name="gr5" draw:text-style-name="P24" svg:width="1.269cm" svg:height="0.802cm" svg:x="5.658cm" svg:y="2.462cm"><draw:text-box><text:p text:style-name="P23"><text:span text:style-name="T5">Add</text:span></text:p></draw:text-box></draw:frame><draw:polyline draw:style-name="gr2" draw:text-style-name="P22" svg:width="3.42cm" svg:height="1.038cm" svg:x="4.603cm" svg:y="3.661cm" svg:viewBox="0 0 3421 1039" draw:points="0,1039 3421,1039 3421,0 0,0 0,1039"><text:p/></draw:polyline><draw:frame draw:style-name="gr5" draw:text-style-name="P24" svg:width="1.902cm" svg:height="0.802cm" svg:x="5.484cm" svg:y="3.801cm"><draw:text-box><text:p text:style-name="P23"><text:span text:style-name="T5">Remove</text:span></text:p></draw:text-box></draw:frame></draw:g>Figure <text:sequence text:ref-name="refFigure1" text:name="Figure" text:formula="ooow:Figure+1" style:num-format="1">4.2</text:sequence>: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Remove"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ext:soft-page-break/>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text:tab/>Running Dependency Analysis</text:h>
      <text:p text:style-name="Text_20_body">The dependency analysis is run in following conditions:</text:p>
      <text:p text:style-name="Text_20_body">1. The dependency analysis view is opened for the first time after starting Kactus2.</text:p>
      <text:p text:style-name="Text_20_body">2. Source directory dialog is closed and directories have been added or removed.</text:p>
      <text:p text:style-name="Text_20_body">3. The user clicks the <text:span text:style-name="T4">Run</text:span> button in the dependency analysis view.</text:p>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red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text:soft-page-break/>di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918960583399274355" text:style-name="L6">
        <text:list-item>
          <text:p text:style-name="P16"><text:span text:style-name="T4">Arrow with two heads</text:span> represents a two-way connection</text:p>
        </text:list-item>
        <text:list-item>
          <text:p text:style-name="P16"><text:span text:style-name="T4">Arrow upwards</text:span> represents a one-way connection up</text:p>
        </text:list-item>
        <text:list-item>
          <text:p text:style-name="P16"><text:span text:style-name="T4">Arrow downwards</text:span> represents a one-way connection down.</text:p>
        </text:list-item>
      </text:list>
      <text:p text:style-name="Text_20_body">The user can change the dependency direction by choosing an appropriate option from the combo box.</text:p>
      <text:p text:style-name="Text_20_body">Manual connections can be removed from the dependency graph by first selecting a manual connection and then pressing <text:span text:style-name="T4">Delete</text:span> key.</text:p>
      <text:h text:style-name="Heading_20_3" text:outline-level="3"><text:s/><text:tab/>Filtering Connections</text:h>
      <text:p text:style-name="Text_20_body">Shown dependency connections can be filtered by:</text:p>
      <text:list xml:id="list3311728416596636948" text:style-name="L7">
        <text:list-item>
          <text:p text:style-name="P17">Connection type (manual or automatically generated)</text:p>
        </text:list-item>
        <text:list-item>
          <text:p text:style-name="P17">Direction of the connection (one or two way connections)</text:p>
        </text:list-item>
        <text:list-item>
          <text:p text:style-name="P18">Status</text:p>
        </text:list-item>
      </text:list>
      <text:p text:style-name="Text_20_body">Dependency analysis graph filters can be applied by deselecting appropriate show icons. Show icons can be found from a groupbox above the dependency analysis graph. All the icons are selected (not filtered) when user first comes to the dependency analysis tool view. Presentation of the groupbox is shown below.</text:p>
      <text:p text:style-name="Text_20_body"><draw:frame draw:style-name="fr2" draw:name="Frame3" text:anchor-type="paragraph" svg:x="2.466cm" svg:y="0.178cm" svg:width="10.014cm" draw:z-index="4"><draw:text-box fo:min-height="2.413cm"><text:p text:style-name="Figure"><draw:g text:anchor-type="paragraph" draw:z-index="5" draw:style-name="gr9"><draw:polyline draw:style-name="gr2" draw:text-style-name="P22" svg:width="9.999cm" svg:height="2.528cm" svg:x="0.006cm" svg:y="0cm" svg:viewBox="0 0 10000 2529" draw:points="0,2529 10000,2529 10000,0 0,0 0,2529"><text:p/></draw:polyline><draw:frame draw:style-name="gr10" draw:text-style-name="P24" svg:width="3.67cm" svg:height="0.844cm" svg:x="0.037cm" svg:y="0.002cm"><draw:text-box><text:p text:style-name="P23"><text:span text:style-name="T5">Show</text:span></text:p></draw:text-box></draw:frame><draw:polyline draw:style-name="gr2" draw:text-style-name="P22" svg:width="0.999cm" svg:height="1.094cm" svg:x="0.303cm" svg:y="1.052cm" svg:viewBox="0 0 1000 1095" draw:points="0,1095 1000,1095 1000,0 0,0 0,1095"><text:p/></draw:polyline><draw:polyline draw:style-name="gr2" draw:text-style-name="P22" svg:width="0.999cm" svg:height="1.094cm" svg:x="1.506cm" svg:y="1.054cm" svg:viewBox="0 0 1000 1095" draw:points="0,1095 1000,1095 1000,0 0,0 0,1095"><text:p/></draw:polyline><draw:polyline draw:style-name="gr2" draw:text-style-name="P22" svg:width="0.999cm" svg:height="1.094cm" svg:x="2.706cm" svg:y="1.051cm" svg:viewBox="0 0 1000 1095" draw:points="0,1095 1000,1095 1000,0 0,0 0,1095"><text:p/></draw:polyline><draw:polyline draw:style-name="gr2" draw:text-style-name="P22" svg:width="0.999cm" svg:height="1.094cm" svg:x="5.106cm" svg:y="1.045cm" svg:viewBox="0 0 1000 1095" draw:points="0,1095 1000,1095 1000,0 0,0 0,1095"><text:p/></draw:polyline><draw:polyline draw:style-name="gr2" draw:text-style-name="P22" svg:width="0.999cm" svg:height="1.094cm" svg:x="6.306cm" svg:y="1.054cm" svg:viewBox="0 0 1000 1095" draw:points="0,1095 1000,1095 1000,0 0,0 0,1095"><text:p/></draw:polyline><draw:polyline draw:style-name="gr2" draw:text-style-name="P22" svg:width="0.999cm" svg:height="1.094cm" svg:x="7.506cm" svg:y="1.054cm" svg:viewBox="0 0 1000 1095" draw:points="0,1095 1000,1095 1000,0 0,0 0,1095"><text:p/></draw:polyline><draw:polyline draw:style-name="gr2" draw:text-style-name="P22" svg:width="0.999cm" svg:height="1.094cm" svg:x="8.705cm" svg:y="1.054cm" svg:viewBox="0 0 1000 1095" draw:points="0,1095 1000,1095 1000,0 0,0 0,1095"><text:p/></draw:polyline><draw:line draw:style-name="gr11" draw:text-style-name="P27" svg:x1="8.006cm" svg:y1="1.159cm" svg:x2="8.006cm" svg:y2="2.107cm"><text:p/></draw:line><draw:line draw:style-name="gr12" draw:text-style-name="P27" svg:x1="6.806cm" svg:y1="1.159cm" svg:x2="6.806cm" svg:y2="2.002cm"><text:p/></draw:line><draw:line draw:style-name="gr13" draw:text-style-name="P27" svg:x1="5.604cm" svg:y1="1.686cm" svg:x2="5.604cm" svg:y2="1.159cm"><text:p/></draw:line><draw:line draw:style-name="gr13" draw:text-style-name="P27" svg:x1="5.604cm" svg:y1="1.581cm" svg:x2="5.604cm" svg:y2="2.108cm"><text:p/></draw:line><draw:ellipse draw:style-name="gr14" draw:text-style-name="P27" svg:width="0.802cm" svg:height="0.844cm" svg:x="0.405cm" svg:y="1.159cm"><text:p/></draw:ellipse><draw:ellipse draw:style-name="gr15" draw:text-style-name="P27" svg:width="0.802cm" svg:height="0.844cm" svg:x="1.605cm" svg:y="1.159cm"><text:p/></draw:ellipse><draw:ellipse draw:style-name="gr16" draw:text-style-name="P27" svg:width="0.8cm" svg:height="0.844cm" svg:x="2.806cm" svg:y="1.159cm"><text:p/></draw:ellipse><draw:line draw:style-name="gr17" draw:text-style-name="P27" svg:x1="9.204cm" svg:y1="1.138cm" svg:x2="9.204cm" svg:y2="2.086cm"><text:p/></draw:line></draw:g>Figure <text:sequence text:ref-name="refFigure2" text:name="Figure" text:formula="ooow:Figure+1" style:num-format="1">4.3</text:sequence>: Show/Filter groupbox</text:p></draw:text-box></draw:frame></text:p>
      <text:p text:style-name="Text_20_body">Used icons are divided into to two groups. Those which filter rows and those that filter connections from <text:span text:style-name="T4">Dependencies</text:span><text:span text:style-name="T2"> column. Three </text:span><text:soft-page-break/><text:span text:style-name="T2">colored ball icons on the left filter rows by </text:span><text:span text:style-name="T4">Status. </text:span><text:span text:style-name="T2">Arrow icons filter connections by the direction of the connection and the two line icons filter connections <text:s/>by type.</text:span></text:p>
      <text:p text:style-name="Text_20_body">Filters are applied immediately after deselecting the wanted icons and the dependency graph view is updated automatically. Filters can be undone by selecting deselected icons<text:span text:style-name="T2">.</text:span></text:p>
      <text:h text:style-name="Heading_20_3" text:outline-level="3"><text:s/><text:tab/>External Dependencies</text:h>
      <text:p text:style-name="Text_20_body">User can select which external dependencies are included in the dependency analysis graph.</text:p>
      <text:h text:style-name="Heading_20_3" text:outline-level="3"><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It is connected to Kactus2 by Qt.</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55</text:p>
      </style:header>
      <style:footer>
        <text:p text:style-name="Footer">Modified: <text:modification-date style:data-style-name="N84">2012-12-12</text:modification-date><text:tab/><text:tab/><text:page-number text:select-page="current">21</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2-12T08:31:09.14</dc:date>
    <dc:language>fi-FI</dc:language>
    <meta:editing-cycles>495</meta:editing-cycles>
    <meta:editing-duration>PT22H54M8S</meta:editing-duration>
    <meta:document-statistic meta:table-count="3" meta:image-count="1" meta:object-count="0" meta:page-count="21" meta:paragraph-count="264" meta:word-count="2929" meta:character-count="18572"/>
    <meta:user-defined meta:name="Info 1"/>
    <meta:user-defined meta:name="Info 2"/>
    <meta:user-defined meta:name="Info 3"/>
    <meta:user-defined meta:name="Info 4"/>
  </office:meta>
</office:document-meta>
</file>